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3465a4" loext:opacity="100%" style:font-name="Arial1" fo:font-size="24pt" fo:font-weight="bold" officeooo:rsid="00155f47" officeooo:paragraph-rsid="00155f47" style:font-size-asian="21pt" style:font-weight-asian="bold" style:font-size-complex="24pt" style:font-weight-complex="bold"/>
    </style:style>
    <style:style style:name="P2" style:family="paragraph" style:parent-style-name="Standard">
      <style:text-properties fo:color="#729fcf" loext:opacity="100%" style:font-name="Arial1" fo:font-size="14pt" fo:font-weight="bold" officeooo:rsid="00155f47" officeooo:paragraph-rsid="00155f47" style:font-size-asian="12.25pt" style:font-weight-asian="bold" style:font-size-complex="14pt" style:font-weight-complex="bold"/>
    </style:style>
    <style:style style:name="P3" style:family="paragraph" style:parent-style-name="Standard">
      <style:text-properties fo:color="#729fcf" loext:opacity="100%" style:font-name="Arial1" fo:font-size="14pt" fo:font-style="normal" fo:font-weight="bold" officeooo:rsid="00155f47" officeooo:paragraph-rsid="00155f47" style:font-size-asian="12.25pt" style:font-style-asian="normal" style:font-weight-asian="bold" style:font-size-complex="14pt" style:font-style-complex="normal" style:font-weight-complex="bold"/>
    </style:style>
    <style:style style:name="P4" style:family="paragraph" style:parent-style-name="Standard">
      <style:text-properties fo:color="#000000" loext:opacity="100%" style:font-name="Arial1" fo:font-size="11pt" fo:font-weight="normal" officeooo:rsid="00155f47" officeooo:paragraph-rsid="00155f47" style:font-size-asian="9.60000038146973pt" style:font-weight-asian="normal" style:font-size-complex="11pt" style:font-weight-complex="normal"/>
    </style:style>
    <style:style style:name="P5" style:family="paragraph" style:parent-style-name="Standard">
      <style:text-properties fo:color="#000000" loext:opacity="100%" style:font-name="Arial1" fo:font-size="11pt" fo:font-weight="bold" officeooo:rsid="00155f47" officeooo:paragraph-rsid="00155f47" style:font-size-asian="9.60000038146973pt" style:font-weight-asian="bold" style:font-size-complex="11pt" style:font-weight-complex="bold"/>
    </style:style>
    <style:style style:name="P6" style:family="paragraph" style:parent-style-name="Standard">
      <style:text-properties fo:color="#000000" loext:opacity="100%" style:font-name="Arial1" fo:font-size="11pt" fo:font-style="normal" fo:font-weight="normal" officeooo:rsid="00155f47" officeooo:paragraph-rsid="00155f47" style:font-size-asian="9.60000038146973pt" style:font-style-asian="normal" style:font-weight-asian="normal" style:font-size-complex="11pt" style:font-style-complex="normal" style:font-weight-complex="normal"/>
    </style:style>
    <style:style style:name="P7" style:family="paragraph" style:parent-style-name="Standard">
      <style:text-properties fo:color="#bbe33d" loext:opacity="100%" style:font-name="Arial1" fo:font-size="11pt" fo:font-weight="bold" officeooo:rsid="00155f47" officeooo:paragraph-rsid="00155f47" style:font-size-asian="9.60000038146973pt" style:font-weight-asian="bold" style:font-size-complex="11pt" style:font-weight-complex="bold"/>
    </style:style>
    <style:style style:name="P8" style:family="paragraph" style:parent-style-name="Standard">
      <style:text-properties fo:color="#bbe33d" loext:opacity="100%" style:font-name="Arial1" fo:font-size="11pt" fo:font-style="normal" fo:font-weight="bold" officeooo:rsid="00155f47" officeooo:paragraph-rsid="00155f47" style:font-size-asian="9.60000038146973pt" style:font-style-asian="normal" style:font-weight-asian="bold" style:font-size-complex="11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8: Gestión de varios sistemas operativos en un ordenador.</text:p>
      <text:p text:style-name="P1"/>
      <text:p text:style-name="P2">1. Gestores de arranque.</text:p>
      <text:p text:style-name="P2"/>
      <text:p text:style-name="P4">Cuando arranca un ordenador, y se completa el inicio de la BIOS, a continuación, lo que se inicia es el gestor de arranque, que ejecuta la instrucción que inicia el sistema operativo.</text:p>
      <text:p text:style-name="P4"/>
      <text:p text:style-name="P7">1.1. Gestor de arranque Windows.</text:p>
      <text:p text:style-name="P7"/>
      <text:p text:style-name="P4">El gestor de arranque se instala automáticamente con el SO durante su proceso de instalación.</text:p>
      <text:p text:style-name="P4"/>
      <text:p text:style-name="P4">Realizando modificaciones de archivos del sistema, instalando otros SO, puede resultar dañado e impedir que vuelva a iniciar Windows.</text:p>
      <text:p text:style-name="P4"/>
      <text:p text:style-name="P4">Para repararlo, hay que preparar un dispositivo externo con la imagen ISO de Windows, y cuando se inicie el asistente seleccionar la opción “Reparar”, y a continuación, seleccionar “Reparación de inicio”.</text:p>
      <text:p text:style-name="P4"/>
      <text:p text:style-name="P4">También se puede reparar el archivo “winload.exe” a través de la línea de comandos al seleccionar “Símbolo del sistema” e introduciendo: <text:span text:style-name="T1">bootrec /fixboot, bootrec /fixmbr, bootrec /recbuildbcd</text:span>.</text:p>
      <text:p text:style-name="P4"/>
      <text:p text:style-name="P7">1.2. Gestor de arranque Linux.</text:p>
      <text:p text:style-name="P7"/>
      <text:p text:style-name="P4">Los dos gestores más utilizados en distribuciones Linux son <text:span text:style-name="T1">GRUB </text:span>y <text:span text:style-name="T1">LILO</text:span>.</text:p>
      <text:p text:style-name="P4"/>
      <text:p text:style-name="P4">Para que GRUB sea el gestor de arranque de un ordenador con sistema Windows y Linux, se recomienda instalar la distribución Linux en último lugar.</text:p>
      <text:p text:style-name="P4"/>
      <text:p text:style-name="P4">Si es necesario instalar otro sistema posteriormente, hay que ejecutar el comando <text:span text:style-name="T1">sudo update-grub2 </text:span>desde el terminal de la distribución Linux.</text:p>
      <text:p text:style-name="P4"/>
      <text:p text:style-name="P7">1.3. Gestor de arranque MAC.</text:p>
      <text:p text:style-name="P7"/>
      <text:p text:style-name="P4">Se puede administrar desde dentro del sistema operativo con la aplicación “Disco de arranque” disponible en “Utilidades”.</text:p>
      <text:p text:style-name="P4"/>
      <text:p text:style-name="P4">Si se desea seleccionar otro sistema operativo durante el inicio del ordenador, hay que presionar continuamente la tecla “ALT”.</text:p>
      <text:p text:style-name="P4"/>
      <text:p text:style-name="P2">2. Las tablas de particiones en Windows.</text:p>
      <text:p text:style-name="P2"/>
      <text:p text:style-name="P4">La tabla de particiones del disco de almacenamiento del ordenador, puede ser MBR o GPT.</text:p>
      <text:p text:style-name="P4"/>
      <text:p text:style-name="P5">· MBR: <text:span text:style-name="T2">es el más tradicional de Windows. Solo admite un máximo de 4 particiones y discos duros de hasta 2TB. Contiene un sector de arranque para el sistema operativo. Una parte importante es el sector de código de arranque maestro (Master Boot Code), que se encarga de organizar y ejecutar las funciones necesarias durante el proceso de arranque.</text:span></text:p>
      <text:p text:style-name="P5"><text:span text:style-name="T2"/></text:p>
      <text:p text:style-name="P5">· GPT: <text:span text:style-name="T2">es más completo y avanzado, y permite hasta 128 particiones. Dispone de un tamaño prácticamente ilimitado (9,4 Zettabytes). La BIOS de la placa base debe ser UEFI.</text:span></text:p>
      <text:p text:style-name="P2"><text:soft-page-break/>3. Tipos de tablas de particiones en Windows.</text:p>
      <text:p text:style-name="P2"/>
      <text:p text:style-name="P4">Hay que abrir el Administrador de equipos.</text:p>
      <text:p text:style-name="P4">Seleccionar la opción “Almacenamiento” y posteriormente, “Administrador de discos”. En la pantalla desplegada, habría que hacer clic con el botón derecho del ratón sobre el disco de almacenamiento correspondiente y seleccionar “Propiedades”.</text:p>
      <text:p text:style-name="P4"/>
      <text:p text:style-name="P4">Hacer clic en la pestaña “Volúmenes”. En el campo “Estilo de partición” se describe el tipo de tabla de partición.</text:p>
      <text:p text:style-name="P4"/>
      <text:p text:style-name="P2">4. Creación de particiones.</text:p>
      <text:p text:style-name="P2"/>
      <text:p text:style-name="P7">4.1. Crear particiones en Windows.</text:p>
      <text:p text:style-name="P7"/>
      <text:p text:style-name="P4">Desde el “Administrador de discos”, podemos hacer clic con el botón derecho del ratón sobre la partición que se va a destinar a la instalación del nuevo sistema operativo, y seleccionar “Reducir volumen”.</text:p>
      <text:p text:style-name="P4"/>
      <text:p text:style-name="P4">Hay que indicar el tamaño en el que se va a reducir la unidad, que será el espacio disponible para el nuevo sistema.</text:p>
      <text:p text:style-name="P4"/>
      <text:p text:style-name="P4">Ubuntu el mínimo de espacio en disco son 9GB, aunque se recomienda unos 25GB, mientras que para Windows 10 de 64 bits se requiere al menos 32GB libres.</text:p>
      <text:p text:style-name="P4"/>
      <text:p text:style-name="P4">Cuando la partición está marcada en negro, aún no se le ha asignado ningún formato de sistema de archivos. Durante el proceso de nueva instalación del sistema, automáticamente se le asignará. Para Windows NFTS y en Ubuntu será “ext4”.</text:p>
      <text:p text:style-name="P4"/>
      <text:p text:style-name="P7">4.2. Crear particiones en Ubuntu.</text:p>
      <text:p text:style-name="P7"/>
      <text:p text:style-name="P4">Desde la herramienta “Discos”, disponible en “Utilidades”.</text:p>
      <text:p text:style-name="P4"/>
      <text:p text:style-name="P4">Permite montar y desmontar particiones, imágenes, formatear e incluso realizar una prueba de rendimiento del disco.</text:p>
      <text:p text:style-name="P4"/>
      <text:p text:style-name="P7">4.3. Crear particiones en Mac OS.</text:p>
      <text:p text:style-name="P7"/>
      <text:p text:style-name="P4">Desde la herramienta “Utilidad de Discos”.</text:p>
      <text:p text:style-name="P4"/>
      <text:p text:style-name="P4">En la parte superior se encuentran las diferentes opciones para crear, modificar, borrar o restaurar particiones. En el panel de la izquierda, se muestran las particiones creadas.</text:p>
      <text:p text:style-name="P4"/>
      <text:p text:style-name="P2">5. Operaciones con particiones en Windows.</text:p>
      <text:p text:style-name="P2"/>
      <text:p text:style-name="P7">5.1. Cambio de tamaño de las particiones.</text:p>
      <text:p text:style-name="P7"/>
      <text:p text:style-name="P4">Para cambiar el tamaño de una partición, hay que hacer clic sobre la partición deseada y seleccionar “Extender volumen” o “Reducir volumen”. Mientras que, para eliminarla, se utiliza la opción “Eliminar volumen”.</text:p>
      <text:p text:style-name="P4"/>
      <text:p text:style-name="P8">5.2. Clonación.</text:p>
      <text:p text:style-name="P8"/>
      <text:p text:style-name="P6">Se utiliza como medida de seguridad. Desde el “Administrador de discos”, se selecciona la unidad que se desea clonar y se hace clic en “Agregar reflejo”.</text:p>
      <text:p text:style-name="P6">Se selecciona el disco destinatario, que es indispensable que tenga el mismo tamaño del origen.</text:p>
      <text:p text:style-name="P8"><text:soft-page-break/>5.3. Chequeo y desfragmentación.</text:p>
      <text:p text:style-name="P8"/>
      <text:p text:style-name="P6">Si accedemos a las propiedades de una unidad, en la pestaña “Herramientas” están disponibles las opciones de “Comprobación de errores”, y “Optimizar y desfragmentar una unidad”.</text:p>
      <text:p text:style-name="P6"/>
      <text:p text:style-name="P6">Al hacer clic en “Comprobar”, comienza el análisis de la unidad. A través de dicho análisis, se consigue verificar y encontrar si hay errores lógicos y físicos y, si los hubiese, se procede a su reparación.</text:p>
      <text:p text:style-name="P6"/>
      <text:p text:style-name="P6">Puede realizarse a través de “Símbolos del sistema” con el comando <text:span text:style-name="T1">chkdsk</text:span>. Tan solo hay que añadir la unidad que se desea escanear, <text:span text:style-name="T1">/f </text:span>para que corrija los errores existentes, y <text:span text:style-name="T1">/r </text:span>para que repare sectores defectuosos.</text:p>
      <text:p text:style-name="P6"/>
      <text:p text:style-name="P6">Con la desfragmentación, se consigue reorganizar los datos de una unidad de forma contigua para así aprovechar los huecos que han quedado inutilizables.</text:p>
      <text:p text:style-name="P6">Además de conseguir más espacio útil en la unidad, las operaciones de lectura/escritura serán más rápidas.</text:p>
      <text:p text:style-name="P6"/>
      <text:p text:style-name="P6">Al hacer clic en “Optimizar”, se muestra una ventana con las unidades del sistema. Con la opción “Analizar”, se obtiene un informe de la fragmentación. Si el porcentaje es mayor a un 10%, se recomienda realizar la desfragmentación de la unidad. Para ello, hay que hacer clic en “Optimizar”.</text:p>
      <text:p text:style-name="P6"/>
      <text:p text:style-name="P6">Desde “Cambiar configuración”, se permite realizar análisis y desfragmentaciones automáticamente.</text:p>
      <text:p text:style-name="P6"/>
      <text:p text:style-name="P3">6. Instalación de varios sistemas operativos en el mismo equipo.</text:p>
      <text:p text:style-name="P3"/>
      <text:p text:style-name="P8">6.1. Windows y Linux.</text:p>
      <text:p text:style-name="P8"/>
      <text:p text:style-name="P6">Para instalar una distribución Linux en un ordenador que ya tiene Windows, hay que disponer de la imagen ISO de la distribución Linux en un dispositivo externo, y a continuación, configurar la BIOS para que arranque el ordenador desde el dispositivo externo con la imagen.</text:p>
      <text:p text:style-name="P6"/>
      <text:p text:style-name="P6">Para cargar la imagen en el dispositivo externo, se puede utilizar Rufus, que permite seleccionar el tipo de tabla de partición que hay en el ordenador (MBR o GPT).</text:p>
      <text:p text:style-name="P6"/>
      <text:p text:style-name="P8">6.2. Windows en un ordenador Mac.</text:p>
      <text:p text:style-name="P8"/>
      <text:p text:style-name="P6">Hay que utilizar la herramienta Boot Camp que se encuentra en la carpeta “Utilidades de Aplicaciones de MAC”.</text:p>
      <text:p text:style-name="P6"/>
      <text:p text:style-name="P6">Hay que seleccionar la imagen ISO correspondiente a la versión de Windows a instalar, y a continuación, particionar el disco y asignar un tamaño a cada partición.</text:p>
      <text:p text:style-name="P6"/>
      <text:p text:style-name="P6">Al hacer clic en “Instalar”, el ordenador se reiniciará con el asistente de Windows para realizar su instalación.</text:p>
      <text:p text:style-name="P6"/>
      <text:p text:style-name="P6">La primera vez que inicia se arranca el asistente de Apple Software Update, software que detecta e instala automáticamente los controladores del equipo.</text:p>
      <text:p text:style-name="P6"/>
      <text:p text:style-name="P6">Apple Software Update también da la posibilidad de instalar aplicaciones de Apple como iTunes o iClou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8:20:39.030000000</meta:creation-date>
    <dc:date>2023-12-17T18:54:18.679000000</dc:date>
    <meta:editing-duration>PT33M40S</meta:editing-duration>
    <meta:editing-cycles>1</meta:editing-cycles>
    <meta:document-statistic meta:table-count="0" meta:image-count="0" meta:object-count="0" meta:page-count="3" meta:paragraph-count="59" meta:word-count="1108" meta:character-count="6931" meta:non-whitespace-character-count="5882"/>
    <meta:generator>LibreOffice/7.6.2.1$Windows_X86_64 LibreOffice_project/56f7684011345957bbf33a7ee678afaf4d2ba333</meta:generator>
  </office:meta>
</office:document-meta>
</file>